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1457.072805" calcext:value-type="float">
            <text:p>21457.072805</text:p>
          </table:table-cell>
          <table:table-cell table:formula="of:=[.H2]/24/365" office:value-type="float" office:value="2.44943753481735" calcext:value-type="float">
            <text:p>2.4494375348173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29/08/2022 – 11:40</text:p>
          </table:table-cell>
          <table:table-cell/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6/09/2022 – 13:38</text:p>
          </table:table-cell>
          <table:table-cell/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6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5"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9-09T10:26:18.668474619</dc:date>
    <meta:editing-duration>P5DT22H8M29S</meta:editing-duration>
    <meta:editing-cycles>299</meta:editing-cycles>
    <meta:document-statistic meta:table-count="1" meta:cell-count="8576" meta:object-count="0"/>
  </office:meta>
</office:document-meta>
</file>